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roid Sans" officeooo:rsid="00188469" officeooo:paragraph-rsid="001884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an de LA FONTAINE <text:s text:c="2"/>(1621-1695)</text:p>
      <text:p text:style-name="P1"/>
      <text:p text:style-name="P1">Le Loup et l'Agneau</text:p>
      <text:p text:style-name="P1"/>
      <text:p text:style-name="P1">La raison du plus fort est toujours la meilleure :</text:p>
      <text:p text:style-name="P1">Nous l'allons montrer tout à l'heure.</text:p>
      <text:p text:style-name="P1">Un Agneau se désaltérait</text:p>
      <text:p text:style-name="P1">Dans le courant d'une onde pure.</text:p>
      <text:p text:style-name="P1">Un Loup survient à jeun qui cherchait aventure,</text:p>
      <text:p text:style-name="P1">Et que la faim en ces lieux attirait.</text:p>
      <text:p text:style-name="P1">Qui te rend si hardi de troubler mon breuvage ?</text:p>
      <text:p text:style-name="P1">Dit cet animal plein de rage :</text:p>
      <text:p text:style-name="P1">Tu seras châtié de ta témérité.</text:p>
      <text:p text:style-name="P1">- Sire, répond l'Agneau, que votre Majesté</text:p>
      <text:p text:style-name="P1">Ne se mette pas en colère ;</text:p>
      <text:p text:style-name="P1">Mais plutôt qu'elle considère</text:p>
      <text:p text:style-name="P1">Que je me vas désaltérant</text:p>
      <text:p text:style-name="P1">Dans le courant,</text:p>
      <text:p text:style-name="P1">Plus de vingt pas au-dessous d'Elle,</text:p>
      <text:p text:style-name="P1">Et que par conséquent, en aucune façon,</text:p>
      <text:p text:style-name="P1">Je ne puis troubler sa boisson.</text:p>
      <text:p text:style-name="P1">- Tu la troubles, reprit cette bête cruelle,</text:p>
      <text:p text:style-name="P1">Et je sais que de moi tu médis l'an passé.</text:p>
      <text:p text:style-name="P1">- Comment l'aurais-je fait si je n'étais pas né ?</text:p>
      <text:p text:style-name="P1">Reprit l'Agneau, je tette encor ma mère.</text:p>
      <text:p text:style-name="P1">- Si ce n'est toi, c'est donc ton frère.</text:p>
      <text:p text:style-name="P1">- Je n'en ai point. - C'est donc quelqu'un des tiens :</text:p>
      <text:p text:style-name="P1">Car vous ne m'épargnez guère,</text:p>
      <text:p text:style-name="P1">Vous, vos bergers, et vos chiens.</text:p>
      <text:p text:style-name="P1">On me l'a dit : il faut que je me venge.</text:p>
      <text:p text:style-name="P1">Là-dessus, au fond des forêts</text:p>
      <text:p text:style-name="P1">Le Loup l'emporte, et puis le mange,</text:p>
      <text:p text:style-name="P1">Sans autre forme de procè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14:42:12.604466682</meta:creation-date>
    <dc:date>2014-06-23T14:43:41.195430479</dc:date>
    <meta:editing-duration>P0D</meta:editing-duration>
    <meta:editing-cycles>1</meta:editing-cycles>
    <meta:document-statistic meta:table-count="0" meta:image-count="0" meta:object-count="0" meta:page-count="1" meta:paragraph-count="31" meta:word-count="214" meta:character-count="1095" meta:non-whitespace-character-count="910"/>
    <meta:generator>LibreOffice/4.2.3.3$Linux_x86 LibreOffice_project/420m0$Build-3</meta:generator>
  </office:meta>
</office:document-meta>
</file>